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cfcfa"/>
    </style:style>
    <style:style style:name="P3" style:family="paragraph" style:parent-style-name="Text_20_body">
      <style:text-properties fo:font-weight="normal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7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8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left="2.54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4" style:family="paragraph" style:parent-style-name="Standard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f2212893-4c9e-7f46-4259-9fa06ee807cb"/>Qué es el control de versiones</text:p>
      <text:p text:style-name="Text_20_body"/>
      <text:p text:style-name="P2">El control de versiones (Version Control System o VCS en inglés) es un sistema que registra los cambios realizados sobre un archivo o conjunto de archivos a lo largo del tiempo, de modo que puedas recuperar versiones específicas más adelante. </text:p>
      <text:p text:style-name="Text_20_body"/>
      <text:p text:style-name="P2">Te permite revertir archivos a un estado anterior, revertir el proyecto entero a un estado anterior, comparar cambios a lo largo del tiempo, ver quién modificó por última vez algo que puede estar causando un problema, quién introdujo un error y cuándo, y mucho más. Usar un VCS también significa generalmente que si fastidias o pierdes archivos, puedes recuperarlos fácilmente.</text:p>
      <text:p text:style-name="Text_20_body"><text:line-break/><text:bookmark text:name="docs-internal-guid-f2212893-4ca3-fede-9f82-7fd250fe4ade"/><text:span text:style-name="T1">Qué es Git</text:span></text:p>
      <text:p text:style-name="Text_20_body"/>
      <text:p text:style-name="P5">Desarrollado originalmente en 2005 por Linus Torvalds, Git es el sistema open source de control de versiones más usado en la actualidad tanto para proyectos comerciales como open source y por todo tipo de usuarios, de profesionales a novatos.</text:p>
      <text:p text:style-name="Text_20_body"/>
      <text:p text:style-name="P5">Gracias a su arquitectura distribuida, Git permite que la copia de trabajo de cualquier desarrollador sea también un repositorio capaz de contener un historial entero de todos los cambios.</text:p>
      <text:p text:style-name="Text_20_body"/>
      <text:p text:style-name="P5">Además, Git mantiene un buen rendimiento, seguridad y flexibilidad.</text:p>
      <text:p text:style-name="Text_20_body"/>
      <text:list xml:id="list2996541127604142481" text:style-name="L1">
        <text:list-item>
          <text:p text:style-name="P6">Rendimiento</text:p>
          <text:list>
            <text:list-item>
              <text:p text:style-name="P10">Todas los servicios de Git están optimizados a favor del mejor rendimiento posible. Y gracias a su arquitectura distribuida, mantener un buen rendimiento es aún más fácil. </text:p>
            </text:list-item>
          </text:list>
        </text:list-item>
        <text:list-item>
          <text:p text:style-name="P6">Seguridad</text:p>
          <text:list>
            <text:list-item>
              <text:p text:style-name="P10">Mantener la integridad del código fuente de cada usuario es una gran prioridad dentro del diseño de Git. Usando un algoritmo llamado SHA1, es posible encriptar y almacenar de forma segura todos los archivos que se creen y la relación entre ellos.</text:p>
            </text:list-item>
          </text:list>
        </text:list-item>
        <text:list-item>
          <text:p text:style-name="P6">Flexibilidad</text:p>
          <text:list>
            <text:list-item>
              <text:p text:style-name="P10">Otra característica importante de Git es su flexibilidad. Es un VCS eficiente tanto para grandes proyectos como pequeños, además de ser compatible con muchos sistemas y protocolos existentes.</text:p>
            </text:list-item>
          </text:list>
        </text:list-item>
      </text:list>
      <text:p text:style-name="P5"/>
      <text:p text:style-name="P14"/>
      <text:p text:style-name="P14"/>
      <text:p text:style-name="P14"/>
      <text:p text:style-name="P14"><text:bookmark text:name="docs-internal-guid-f2212893-4ca8-a077-fea0-ce17fe0d0a26"/></text:p>
      <text:p text:style-name="P1"><text:soft-page-break/>Razones para usar Git</text:p>
      <text:p text:style-name="Text_20_body"/>
      <text:list xml:id="list694326319912182592" text:style-name="L2">
        <text:list-item>
          <text:p text:style-name="P7">Git es el CVS estándar</text:p>
          <text:list>
            <text:list-item>
              <text:p text:style-name="P11">Git tiene un alto rendimiento, seguridad y flexibilidad que satisface las necesidades de la mayoría de desarrolladores. </text:p>
            </text:list-item>
          </text:list>
        </text:list-item>
      </text:list>
      <text:p text:style-name="P13">Es por eso que la mayoría de profesionales ya tienen experiencia con Git y los centros educativos se centran en su aprendizaje sobre el de otras alternativas.</text:p>
      <text:p text:style-name="P13">Además, esto implica que gran cantidad de software de terceros han sido ya integrados con Git, lo cual facilita su uso.</text:p>
      <text:list xml:id="list6176520360657232307" text:style-name="L3">
        <text:list-item>
          <text:p text:style-name="P8">Git es un proyecto open source de calidad</text:p>
          <text:list>
            <text:list-item>
              <text:p text:style-name="P12">Con más de una década en desarrollo y actualizaciones y mejoras regulares, los administradores de Git se aseguran de cumplir las necesidades de sus usuarios y los muchos negocios que dependen de el proyecto.</text:p>
            </text:list-item>
            <text:list-item>
              <text:p text:style-name="P12">Gracias al apoyo de su gran comunidad, la documentación para aprender Git es muy extensa. Desde libros a páginas web e incluso podcasts, es muy fácil encontrar ayuda para el uso de Git.</text:p>
            </text:list-item>
            <text:list-item>
              <text:p text:style-name="P12">Al ser open source, desarrolladores independientes y aficionados pueden usar Git totalmente gratis.</text:p>
            </text:list-item>
          </text:list>
        </text:list-item>
      </text:list>
      <text:p text:style-name="P3"><text:line-break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16:08:57.084988941</meta:creation-date>
    <dc:date>2017-02-17T16:20:12.471370011</dc:date>
    <meta:editing-duration>PT7M40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2" meta:paragraph-count="23" meta:word-count="460" meta:character-count="2784" meta:non-whitespace-character-count="2353"/>
  </office:meta>
</office:document-meta>
</file>